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Mono"/>
    </style:style>
    <style:style style:name="P2" style:family="paragraph" style:parent-style-name="Standard">
      <style:text-properties style:font-name="DejaVu Sans Mono" officeooo:rsid="00049b2e" officeooo:paragraph-rsid="00049b2e"/>
    </style:style>
    <style:style style:name="P3" style:family="paragraph" style:parent-style-name="Text_20_body">
      <style:text-properties style:font-name="DejaVu Sans Mono"/>
    </style:style>
    <style:style style:name="P4" style:family="paragraph" style:parent-style-name="Text_20_body">
      <style:paragraph-properties fo:margin-left="0in" fo:margin-right="0in" fo:margin-top="0.1665in" fo:margin-bottom="0.0835in" loext:contextual-spacing="false" fo:text-align="start" style:justify-single-word="false" fo:text-indent="0in" style:auto-text-indent="false" fo:keep-with-next="always"/>
      <style:text-properties fo:color="#000000" style:font-name="DejaVu Sans Mono" fo:font-size="14pt" fo:font-weight="bold"/>
    </style:style>
    <style:style style:name="P5" style:family="paragraph" style:parent-style-name="Text_20_body">
      <style:paragraph-properties fo:margin-left="0in" fo:margin-right="0in" fo:margin-top="0.0835in" fo:margin-bottom="0in" loext:contextual-spacing="false" fo:text-align="justify" style:justify-single-word="false" fo:text-indent="0in" style:auto-text-indent="false"/>
      <style:text-properties style:font-name="DejaVu Sans Mono" fo:font-size="10pt"/>
    </style:style>
    <style:style style:name="P6" style:family="paragraph" style:parent-style-name="Text_20_body">
      <style:paragraph-properties fo:margin-left="0in" fo:margin-right="0in" fo:margin-top="0.0835in" fo:margin-bottom="0in" loext:contextual-spacing="false" fo:text-align="justify" style:justify-single-word="false" fo:text-indent="0in" style:auto-text-indent="false"/>
      <style:text-properties style:font-name="DejaVu Sans Mono"/>
    </style:style>
    <style:style style:name="T1" style:family="text">
      <style:text-properties fo:font-weight="bold"/>
    </style:style>
    <style:style style:name="T2" style:family="text">
      <style:text-properties fo:font-size="10pt"/>
    </style:style>
    <style:style style:name="T3" style:family="text">
      <style:text-properties fo:font-size="10pt" fo:font-weight="bold"/>
    </style:style>
    <style:style style:name="T4" style:family="text">
      <style:text-properties style:font-name="DejaVu Sans 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Toc362296564"/>Object-Oriented Programming (OOP)</text:p>
      <text:p text:style-name="P5">Object-oriented programming is the successor of procedural (structural) programming. <text:span text:style-name="T1">Procedural programming</text:span> describes programs as groups of reusable code units (procedures) which define input and output parameters. Procedural programs consist of <text:span text:style-name="T1">procedures</text:span>, which invoke each other.</text:p>
      <text:p text:style-name="P5">The <text:span text:style-name="T1">problem</text:span> with procedural programming is that <text:span text:style-name="T1">code re usability is hard</text:span> and limited – only procedures can be reused and it is hard to make them generic and flexible. There is no easy way to work with abstract data structures with different implementations.</text:p>
      <text:p text:style-name="P5">The object-oriented approach relies on the paradigm that each and every program works with data that describes <text:span text:style-name="T1">entities</text:span> (objects or events) from real life. For example: accounting software systems work with invoices, items, warehouses, availabilities, sale orders, etc.</text:p>
      <text:p text:style-name="P5">This is how objects came to be. They describe characteristics (properties) and behavior (methods) of such <text:span text:style-name="T1">real life entities</text:span>.</text:p>
      <text:p text:style-name="P6"><text:span text:style-name="T3">The main advantages and goals of UP</text:span> <text:span text:style-name="T2">are to make complex software faster to develop and easier to maintain. UP enables the easy reuse of code by applying simple and widely accepted rules (principles). Let’s check them out.</text:span></text:p>
      <text:p text:style-name="P1"/>
      <text:p text:style-name="P1"/>
      <text:p text:style-name="Text_20_body"><text:span text:style-name="Strong_20_Emphasis"><text:span text:style-name="T4">1. Encapsulation:</text:span></text:span><text:span text:style-name="T4"><text:line-break/>Encapsulation means that the internal representation of an object is generally hidden from view outside of the object’s definition. Typically, only the object’s own methods can directly inspect or manipulate its fields.</text:span></text:p>
      <text:p text:style-name="P3">Encapsulation is the hiding of data implementation by restricting access to accessors and mutators.</text:p>
      <text:p text:style-name="Text_20_body"><text:span text:style-name="T4">An </text:span><text:span text:style-name="Strong_20_Emphasis"><text:span text:style-name="T4">accessors</text:span></text:span><text:span text:style-name="T4"> is a method that is used to ask an object about itself. In OOP, these are usually in the form of properties, which have a </text:span><text:span text:style-name="Emphasis"><text:span text:style-name="T4">get</text:span></text:span><text:span text:style-name="T4"> method, which is an accessor method. However, accessor methods are not restricted to properties and can be any public method that gives information about the state of the object.</text:span></text:p>
      <text:p text:style-name="Text_20_body"><text:span text:style-name="T4">A</text:span><text:span text:style-name="Strong_20_Emphasis"><text:span text:style-name="T4"> Mutator</text:span></text:span><text:span text:style-name="T4"> is public method that is used to modify the state of an object, while hiding the implementation of exactly how the data gets modified. It’s the </text:span><text:span text:style-name="Emphasis"><text:span text:style-name="T4">set</text:span></text:span><text:span text:style-name="T4"> method that lets the caller modify the member data behind the scenes.</text:span></text:p>
      <text:p text:style-name="Text_20_body"><text:span text:style-name="T4">Hiding the internals of the object protects its integrity by preventing users from setting the internal data of the component into </text:span><text:soft-page-break/><text:span text:style-name="T4">an invalid or inconsistent state. This type of data protection and implementation protection is called </text:span><text:span text:style-name="Emphasis"><text:span text:style-name="T4">Encapsulation</text:span></text:span><text:span text:style-name="T4">.</text:span></text:p>
      <text:p text:style-name="P3">A benefit of encapsulation is that it can reduce system complexity.</text:p>
      <text:p text:style-name="Text_20_body"><text:span text:style-name="Strong_20_Emphasis"><text:span text:style-name="T4">2. Abstraction</text:span></text:span><text:span text:style-name="T4"><text:line-break/>Data abstraction and encapuslation are closely tied together, because a simple definition of data abstraction is the development of classes, objects, types in terms of their interfaces and functionality, instead of their implementation details. Abstraction denotes a model, a view, or some other focused representation for an actual item.</text:span></text:p>
      <text:p text:style-name="P3">“An abstraction denotes the essential characteristics of an object that distinguish it from all other kinds of object and thus provide crisply defined conceptual boundaries, relative to the perspective of the viewer.” — G. Booch</text:p>
      <text:p text:style-name="P3">In short, data abstraction is nothing more than the implementation of an object that contains the same essential properties and actions we can find in the original object we are representing.</text:p>
      <text:p text:style-name="Text_20_body"><text:span text:style-name="Strong_20_Emphasis"><text:span text:style-name="T4">3. Inheritance</text:span></text:span><text:span text:style-name="T4"><text:line-break/>Inheritance is a way to reuse code of existing objects, or to establish a subtype from an existing object, or both, depending upon programming language support. In classical inheritance where objects are defined by classes, classes can inherit attributes and behavior from pre-existing classes called base classes, superclasses, parent classes or ancestor classes. The resulting classes are known as derived classes, subclasses or child classes. The relationships of classes through inheritance gives rise to a hierarchy. </text:span></text:p>
      <text:p text:style-name="P3">Subclasses and Superclasses<text:line-break/>A subclass is a modular, derivative class that inherits one or more properties from another class (called the superclass). The properties commonly include class data variables, properties, and methods or functions. The superclass establishes a common interface and foundational functionality, which specialized subclasses can inherit, modify, and supplement. The software inherited by a subclass is considered reused in the subclass.<text:line-break/>In some cases, a subclass may customize or redefine a method inherited from the superclass. A superclass method which can be redefined in this way is called a virtual method.</text:p>
      <text:p text:style-name="Text_20_body"><text:soft-page-break/><text:span text:style-name="Strong_20_Emphasis"><text:span text:style-name="T4">4. Polymorphism</text:span></text:span><text:span text:style-name="T4"><text:line-break/>Polymorphism means one name, many forms. Polymorphism manifests itself by having multiple methods all with the same name, but slightly different functionality. </text:span></text:p>
      <text:p text:style-name="P3">There are 2 basic types of polymorphism.<text:line-break/>Overridding, also called run-time polymorphism. For method overloading, the compiler determines which method will be executed, and this decision is made when the code gets compiled.<text:line-break/>Overloading, which is referred to as compile-time polymorphism. Method will be used for method overriding is determined at runtime based on the dynamic type of an objec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8T09:04:58.339950294</meta:creation-date>
    <dc:date>2016-03-18T09:10:43.236507470</dc:date>
    <meta:editing-duration>PT5M47S</meta:editing-duration>
    <meta:editing-cycles>1</meta:editing-cycles>
    <meta:generator>LibreOffice/5.0.5.2$Linux_x86 LibreOffice_project/00m0$Build-2</meta:generator>
    <meta:document-statistic meta:table-count="0" meta:image-count="0" meta:object-count="0" meta:page-count="3" meta:paragraph-count="19" meta:word-count="741" meta:character-count="4897" meta:non-whitespace-character-count="4171"/>
  </office:meta>
</office:document-meta>
</file>